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9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13.42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1.404cm"/>
    </style:style>
    <style:style style:name="Table2" style:family="table">
      <style:table-properties style:width="15.841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672cm"/>
    </style:style>
    <style:style style:name="Table2.B" style:family="table-column">
      <style:table-column-properties style:column-width="13.16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ing_20_1" style:master-page-name="MP0">
      <style:paragraph-properties style:page-number="auto" fo:break-before="page"/>
      <style:text-properties fo:language="en" fo:country="GB"/>
    </style:style>
    <style:style style:name="P2" style:family="paragraph" style:parent-style-name="Normal">
      <style:text-properties fo:language="en" fo:country="GB"/>
    </style:style>
    <style:style style:name="P3" style:family="paragraph" style:parent-style-name="Normal">
      <style:paragraph-properties fo:margin-top="0cm" fo:margin-bottom="0cm" style:contextual-spacing="false" fo:line-height="100%"/>
      <style:text-properties fo:language="en" fo:country="GB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language="en" fo:country="GB" officeooo:paragraph-rsid="001815f0"/>
    </style:style>
    <style:style style:name="P5" style:family="paragraph" style:parent-style-name="Normal" style:list-style-name="L1">
      <style:paragraph-properties fo:margin-top="0cm" fo:margin-bottom="0cm" style:contextual-spacing="false" fo:line-height="100%"/>
      <style:text-properties fo:language="en" fo:country="GB" officeooo:paragraph-rsid="001815f0"/>
    </style:style>
    <style:style style:name="P6" style:family="paragraph" style:parent-style-name="Normal">
      <style:paragraph-properties fo:margin-top="0cm" fo:margin-bottom="0cm" style:contextual-spacing="false"/>
      <style:text-properties fo:language="en" fo:country="GB"/>
    </style:style>
    <style:style style:name="P7" style:family="paragraph" style:parent-style-name="Normal">
      <style:paragraph-properties fo:margin-top="0cm" fo:margin-bottom="0cm" style:contextual-spacing="false"/>
      <style:text-properties fo:language="en" fo:country="GB" officeooo:rsid="00175aa8" officeooo:paragraph-rsid="00175aa8"/>
    </style:style>
    <style:style style:name="P8" style:family="paragraph" style:parent-style-name="Normal" style:list-style-name="L2">
      <style:paragraph-properties fo:margin-top="0cm" fo:margin-bottom="0cm" style:contextual-spacing="false"/>
      <style:text-properties fo:language="en" fo:country="GB" officeooo:rsid="00175aa8" officeooo:paragraph-rsid="00175aa8"/>
    </style:style>
    <style:style style:name="P9" style:family="paragraph" style:parent-style-name="Heading_20_1">
      <style:text-properties fo:language="en" fo:country="GB"/>
    </style:style>
    <style:style style:name="P10" style:family="paragraph" style:parent-style-name="Normal">
      <style:text-properties fo:language="en" fo:country="GB" officeooo:paragraph-rsid="001be093"/>
    </style:style>
    <style:style style:name="P11" style:family="paragraph" style:parent-style-name="Normal">
      <style:paragraph-properties fo:margin-top="0cm" fo:margin-bottom="0cm" style:contextual-spacing="false" fo:line-height="100%"/>
      <style:text-properties fo:language="en" fo:country="GB" officeooo:rsid="001be093" officeooo:paragraph-rsid="001be093"/>
    </style:style>
    <style:style style:name="P12" style:family="paragraph" style:parent-style-name="Normal">
      <style:paragraph-properties fo:margin-top="0cm" fo:margin-bottom="0cm" style:contextual-spacing="false" fo:line-height="100%"/>
      <style:text-properties fo:language="en" fo:country="GB" officeooo:rsid="001c46f8" officeooo:paragraph-rsid="001c46f8"/>
    </style:style>
    <style:style style:name="P13" style:family="paragraph" style:parent-style-name="Normal">
      <style:paragraph-properties fo:margin-top="0cm" fo:margin-bottom="0cm" style:contextual-spacing="false" fo:line-height="100%"/>
      <style:text-properties fo:language="en" fo:country="GB" officeooo:rsid="001b00bf" officeooo:paragraph-rsid="001b00bf"/>
    </style:style>
    <style:style style:name="P14" style:family="paragraph" style:parent-style-name="Normal">
      <style:paragraph-properties fo:margin-top="0cm" fo:margin-bottom="0cm" style:contextual-spacing="false"/>
    </style:style>
    <style:style style:name="P15" style:family="paragraph" style:parent-style-name="Normal">
      <style:paragraph-properties fo:margin-top="0cm" fo:margin-bottom="0cm" style:contextual-spacing="false"/>
      <style:text-properties fo:language="en" fo:country="GB" officeooo:rsid="00175aa8" officeooo:paragraph-rsid="001be093"/>
    </style:style>
    <style:style style:name="P16" style:family="paragraph" style:parent-style-name="Normal" style:list-style-name="L2">
      <style:paragraph-properties fo:margin-top="0cm" fo:margin-bottom="0cm" style:contextual-spacing="false"/>
      <style:text-properties fo:language="en" fo:country="GB" officeooo:rsid="00175aa8" officeooo:paragraph-rsid="001be093"/>
    </style:style>
    <style:style style:name="P17" style:family="paragraph" style:parent-style-name="Normal" style:list-style-name="L2">
      <style:paragraph-properties fo:margin-top="0cm" fo:margin-bottom="0cm" style:contextual-spacing="false"/>
      <style:text-properties fo:language="en" fo:country="GB" officeooo:rsid="001c46f8" officeooo:paragraph-rsid="002076a4"/>
    </style:style>
    <style:style style:name="T1" style:family="text">
      <style:text-properties officeooo:rsid="001815f0"/>
    </style:style>
    <style:style style:name="T2" style:family="text">
      <style:text-properties officeooo:rsid="00199ce7"/>
    </style:style>
    <style:style style:name="T3" style:family="text">
      <style:text-properties officeooo:rsid="001be093"/>
    </style:style>
    <style:style style:name="T4" style:family="text">
      <style:text-properties officeooo:rsid="001c46f8"/>
    </style:style>
    <style:style style:name="T5" style:family="text">
      <style:text-properties officeooo:rsid="001f4751"/>
    </style:style>
    <style:style style:name="T6" style:family="text">
      <style:text-properties fo:language="en" fo:country="GB"/>
    </style:style>
    <style:style style:name="T7" style:family="text">
      <style:text-properties officeooo:rsid="001c4fd9"/>
    </style:style>
    <style:style style:name="T8" style:family="text">
      <style:text-properties officeooo:rsid="002076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Normal lines</text:h>
      <text:p text:style-name="P2">Must be enclosed by a Motion Control Block.</text:p>
      <text:p text:style-name="P2">The pattern for normal lines is Accelerate, <text:s/>SETSPD(low), <text:s/>MOVEREL, SETSPD(high), MOVEREL, SETSPD(low), MOVEREL, Decelera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A1" office:value-type="string">
            <text:p text:style-name="P3">Description</text:p>
          </table:table-cell>
        </table:table-row>
        <table:table-row>
          <table:table-cell table:style-name="Table1.A1" office:value-type="string">
            <text:p text:style-name="P3">Accelerate</text:p>
          </table:table-cell>
          <table:table-cell table:style-name="Table1.A1" office:value-type="string">
            <text:p text:style-name="P3">Specifies that the following SETSPD command, Initial speed is the starting speed, and Max speed is the final speed, for the following MOVEREL</text:p>
          </table:table-cell>
        </table:table-row>
        <table:table-row table:style-name="Table1.3">
          <table:table-cell table:style-name="Table1.A1" office:value-type="string">
            <text:p text:style-name="P3">SETSPD</text:p>
          </table:table-cell>
          <table:table-cell table:style-name="Table1.A1" office:value-type="string">
            <text:p text:style-name="P4">Sets a<text:span text:style-name="T1">n</text:span> <text:span text:style-name="T1">initial</text:span> and <text:span text:style-name="T1">maximum</text:span> speed for the next head movement.</text:p>
            <text:list text:style-name="L1">
              <text:list-item>
                <text:p text:style-name="P5">If in Accelerate phase, movement starts at Initial speed and ends at Max speed</text:p>
              </text:list-item>
              <text:list-item>
                <text:p text:style-name="P5">If in <text:span text:style-name="T1">Decelerate</text:span> phase, movement starts at <text:span text:style-name="T1">Max</text:span> speed and ends at <text:span text:style-name="T1">Initial</text:span> speed</text:p>
              </text:list-item>
            </text:list>
          </table:table-cell>
        </table:table-row>
        <table:table-row>
          <table:table-cell table:style-name="Table1.A1" office:value-type="string">
            <text:p text:style-name="P3">MOVEREL</text:p>
          </table:table-cell>
          <table:table-cell table:style-name="Table1.A1" office:value-type="string">
            <text:p text:style-name="P3">Move the head by dx and dy</text:p>
          </table:table-cell>
        </table:table-row>
        <table:table-row>
          <table:table-cell table:style-name="Table1.A1" office:value-type="string">
            <text:p text:style-name="P3">Decelerate</text:p>
          </table:table-cell>
          <table:table-cell table:style-name="Table1.A1" office:value-type="string">
            <text:p text:style-name="P3">Specifies that the following SETSPD command, Maximum speed is the starting speed, and Min speed is the final speed, for the following MOVEREL</text:p>
          </table:table-cell>
        </table:table-row>
      </table:table>
      <text:p text:style-name="P2"/>
      <text:p text:style-name="P2"/>
      <text:p text:style-name="P2">A sample of a normal line is</text:p>
      <text:p text:style-name="P6">a88: <text:s/>ACCELERATION Acceleration=Accelerate</text:p>
      <text:p text:style-name="P6">a90: <text:s/>SETSPD Initial speed=1041 Max speed=20833 Acceleration=104164</text:p>
      <text:p text:style-name="P6">aa0: <text:s/>MOVEREL n=772 dx=2078 dy=0</text:p>
      <text:p text:style-name="P6">ab0: <text:s/>SETSPD Initial speed=20833 Max speed=20833 Acceleration=104164</text:p>
      <text:p text:style-name="P6">ac0: <text:s/>MOVEREL n=772 dx=16676 dy=0</text:p>
      <text:p text:style-name="P6">ad0: <text:s/>ACCELERATION Acceleration=Decelerate</text:p>
      <text:p text:style-name="P6">ad8: <text:s/>SETSPD Initial speed=936.875 Max speed=20833 Acceleration=104164</text:p>
      <text:p text:style-name="P6">ae8: <text:s/>MOVEREL n=772 dx=2079 dy=0</text:p>
      <text:p text:style-name="P6"/>
      <text:p text:style-name="P7">Outstanding queries</text:p>
      <text:list xml:id="list2399773864" text:style-name="L2">
        <text:list-item>
          <text:p text:style-name="P8">How are low and high determined?</text:p>
        </text:list-item>
        <text:list-item>
          <text:p text:style-name="P8">We have interpreted the Initial sp<text:span text:style-name="T2">e</text:span>ed, Max speed and Acceleration parameters as Floats. The values here seem unfeasibly high. There must be some sort of scaling involved.</text:p>
        </text:list-item>
      </text:list>
      <text:h text:style-name="P9" text:outline-level="1">Engraving</text:h>
      <text:p text:style-name="P2">Are not enclosed by a Motion control Block</text:p>
      <text:p text:style-name="P10">The pattern for engraving is <text:span text:style-name="T3">a single ENGACD </text:span><text:span text:style-name="T4">&amp; PWRSPD5 </text:span><text:span text:style-name="T3">followed by</text:span></text:p>
      <text:p text:style-name="P10">ENGLSR, ENGMVX, ENGMVY <text:span text:style-name="T3">for each line </text:span><text:span text:style-name="T4">of the engraving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Command</text:p>
          </table:table-cell>
          <table:table-cell table:style-name="Table2.B1" office:value-type="string">
            <text:p text:style-name="P3">Description</text:p>
          </table:table-cell>
        </table:table-row>
        <table:table-row table:style-name="Table2.1">
          <table:table-cell table:style-name="Table2.A2" office:value-type="string">
            <text:p text:style-name="P11">ENGACD</text:p>
          </table:table-cell>
          <table:table-cell table:style-name="Table2.B2" office:value-type="string">
            <text:p text:style-name="P11">The distance in steps of the initial acceleration phase, and the final deceleration phase</text:p>
          </table:table-cell>
        </table:table-row>
        <table:table-row table:style-name="Table2.1">
          <table:table-cell table:style-name="Table2.A2" office:value-type="string">
            <text:p text:style-name="P12">PWRSPD5</text:p>
          </table:table-cell>
          <table:table-cell table:style-name="Table2.B2" office:value-type="string">
            <text:p text:style-name="P12">Sets the cutter power &amp; speed</text:p>
          </table:table-cell>
        </table:table-row>
        <table:table-row table:style-name="Table2.1">
          <table:table-cell table:style-name="Table2.A2" office:value-type="string">
            <text:p text:style-name="P13">ENGLSR</text:p>
          </table:table-cell>
          <table:table-cell table:style-name="Table2.B2" office:value-type="string">
            <text:p text:style-name="P13">A list of step lengths – the first is an On time, the second an Off time. Each step length is encoded in 1 word. On is LS 2 bytes, Off is MS 2 bytes.</text:p>
          </table:table-cell>
        </table:table-row>
        <table:table-row table:style-name="Table2.1">
          <table:table-cell table:style-name="Table2.A2" office:value-type="string">
            <text:p text:style-name="P13">ENGMVX</text:p>
          </table:table-cell>
          <table:table-cell table:style-name="Table2.B2" office:value-type="string">
            <text:p text:style-name="P13">Causes engraving to occur according to preceding ENGLSR. <text:span text:style-name="T5">dx</text:span> is the total <text:span text:style-name="T5">width</text:span> of the engrave line. If negative, it is in the reverse direction.</text:p>
          </table:table-cell>
        </table:table-row>
        <table:table-row table:style-name="Table2.1">
          <table:table-cell table:style-name="Table2.A2" office:value-type="string">
            <text:p text:style-name="P13">ENGMVY</text:p>
          </table:table-cell>
          <table:table-cell table:style-name="Table2.B2" office:value-type="string">
            <text:p text:style-name="P13"><text:span text:style-name="T5">d</text:span>y is Engrave movement in the Y direction</text:p>
          </table:table-cell>
        </table:table-row>
      </table:table>
      <text:p text:style-name="P2"/>
      <text:p text:style-name="P2">A sample of an engraved line is</text:p>
      <text:p text:style-name="P14"><text:span text:style-name="Default_20_Paragraph_20_Font"><text:span text:style-name="T6">aa8: <text:s/>ENGLSR List of steps=List of 4 On/Off steps <text:s/>1260/1260 1260/1260 1259/1260 1260/13</text:span></text:span></text:p>
      <text:p text:style-name="P14"><text:span text:style-name="Default_20_Paragraph_20_Font"><text:span text:style-name="T6">ac0: <text:s/>ENGMVX Axis=4 dx=12346</text:span></text:span></text:p>
      <text:p text:style-name="P14"><text:span text:style-name="Default_20_Paragraph_20_Font"><text:span text:style-name="T6">acc: <text:s/>ENGMVY Axis=3 dy=63</text:span></text:span></text:p>
      <text:p text:style-name="P15"/>
      <text:p text:style-name="P15">Outstanding queries</text:p>
      <text:list text:continue-numbering="true" text:style-name="L2">
        <text:list-item>
          <text:p text:style-name="P16">How <text:span text:style-name="T3">is ENGACD parameter</text:span> determined? <text:span text:style-name="T3">Probably determined by table for engraving speeds. For the test card we will need to reset ENGACD before each box.</text:span></text:p>
        </text:list-item>
        <text:list-item>
          <text:p text:style-name="P17">Some of the PWRSPD5 parameters are not well understood. Corner PWR % Irrelevant) and Max PWR % are understood. The last 3 are not, and may or may not be relevant. What are they? <text:span text:style-name="T7">We don’t have a 2 head cutter, so I’ve ignored PWRSPD7.</text:span></text:p>
        </text:list-item>
        <text:list-item>
          <text:p text:style-name="P17"><text:span text:style-name="T8">And the BIG question – Can I make a subroutine for a single cell, and call it 100 times? The ‘parameters’ for a cell subroutine are x, y, power, speed and ENGACD. </text:span><text:span text:style-name="T7"><text:s/></text:span><text:span text:style-name="T8">The GOSUBn command supports a start position as a parameter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AU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AU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description/>
    <dc:subject/>
    <meta:initial-creator>Marc Hillman</meta:initial-creator>
    <meta:creation-date>2025-02-09T02:26:00Z</meta:creation-date>
    <dc:date>2025-02-10T19:56:17.938000000</dc:date>
    <meta:editing-cycles>12</meta:editing-cycles>
    <meta:editing-duration>PT1H18M18S</meta:editing-duration>
    <meta:document-statistic meta:table-count="2" meta:image-count="0" meta:object-count="0" meta:page-count="2" meta:paragraph-count="51" meta:word-count="478" meta:character-count="2872" meta:non-whitespace-character-count="2434"/>
    <meta:template xlink:type="simple" xlink:actuate="onRequest" xlink:title="" xlink:href="Normal.dotm"/>
  </office:meta>
</office:document-meta>
</file>